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c2804" officeooo:paragraph-rsid="000c2804" style:font-weight-asian="bold" style:font-weight-complex="bold"/>
    </style:style>
    <style:style style:name="P2" style:family="paragraph" style:parent-style-name="Standard">
      <style:text-properties fo:font-size="12pt" fo:font-weight="bold" officeooo:rsid="000c2804" officeooo:paragraph-rsid="000c2804" style:font-weight-asian="bold" style:font-weight-complex="bold"/>
    </style:style>
    <style:style style:name="P3" style:family="paragraph" style:parent-style-name="Standard">
      <style:text-properties fo:font-size="12pt" fo:font-style="italic" fo:font-weight="bold" officeooo:rsid="000c2804" officeooo:paragraph-rsid="000c2804" style:font-style-asian="italic" style:font-weight-asian="bold" style:font-style-complex="italic" style:font-weight-complex="bold"/>
    </style:style>
    <style:style style:name="P4" style:family="paragraph" style:parent-style-name="Standard">
      <style:text-properties fo:font-size="12pt" fo:font-weight="bold" officeooo:rsid="0015da34" officeooo:paragraph-rsid="0015da34" style:font-weight-asian="bold" style:font-weight-complex="bold"/>
    </style:style>
    <style:style style:name="P5" style:family="paragraph" style:parent-style-name="Standard">
      <style:text-properties fo:font-size="12pt" fo:font-weight="bold" officeooo:rsid="000c2804" officeooo:paragraph-rsid="000c2804" style:font-weight-asian="bold" style:font-weight-complex="bold"/>
    </style:style>
    <style:style style:name="P6" style:family="paragraph" style:parent-style-name="Standard">
      <style:text-properties fo:font-size="12pt" fo:font-weight="bold" officeooo:rsid="000c2804" officeooo:paragraph-rsid="001c601f" style:font-weight-asian="bold" style:font-weight-complex="bold"/>
    </style:style>
    <style:style style:name="P7" style:family="paragraph" style:parent-style-name="Standard">
      <style:text-properties fo:font-size="12pt" fo:font-style="italic" fo:font-weight="bold" officeooo:rsid="0015da34" officeooo:paragraph-rsid="0015da34"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cc57e" style:font-weight-asian="normal" style:font-weight-complex="normal"/>
    </style:style>
    <style:style style:name="T3" style:family="text">
      <style:text-properties fo:font-weight="normal" officeooo:rsid="000e4a61" style:font-weight-asian="normal" style:font-weight-complex="normal"/>
    </style:style>
    <style:style style:name="T4" style:family="text">
      <style:text-properties fo:font-weight="normal" officeooo:rsid="0010c192" style:font-weight-asian="normal" style:font-weight-complex="normal"/>
    </style:style>
    <style:style style:name="T5" style:family="text">
      <style:text-properties fo:font-weight="normal" officeooo:rsid="0011adc7" style:font-weight-asian="normal" style:font-weight-complex="normal"/>
    </style:style>
    <style:style style:name="T6" style:family="text">
      <style:text-properties fo:font-weight="normal" officeooo:rsid="0012969b" style:font-weight-asian="normal" style:font-weight-complex="normal"/>
    </style:style>
    <style:style style:name="T7" style:family="text">
      <style:text-properties fo:font-weight="normal" officeooo:rsid="001300ce" style:font-weight-asian="normal" style:font-weight-complex="normal"/>
    </style:style>
    <style:style style:name="T8" style:family="text">
      <style:text-properties fo:font-weight="normal" officeooo:rsid="001480fa" style:font-weight-asian="normal" style:font-weight-complex="normal"/>
    </style:style>
    <style:style style:name="T9" style:family="text">
      <style:text-properties fo:font-weight="normal" officeooo:rsid="0019c382" style:font-weight-asian="normal" style:font-weight-complex="normal"/>
    </style:style>
    <style:style style:name="T10" style:family="text">
      <style:text-properties fo:font-weight="normal" officeooo:rsid="001ab3a3" style:font-weight-asian="normal" style:font-weight-complex="normal"/>
    </style:style>
    <style:style style:name="T11" style:family="text">
      <style:text-properties fo:font-weight="normal" officeooo:rsid="001c601f" style:font-weight-asian="normal" style:font-weight-complex="normal"/>
    </style:style>
    <style:style style:name="T12" style:family="text">
      <style:text-properties fo:font-weight="normal" officeooo:rsid="001c96bb" style:font-weight-asian="normal" style:font-weight-complex="normal"/>
    </style:style>
    <style:style style:name="T13" style:family="text">
      <style:text-properties fo:font-weight="normal" officeooo:rsid="001dea7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kkitehtuuri- ja moduulisuunnittelu, saavutettavuus</text:p>
      <text:p text:style-name="P1"/>
      <text:p text:style-name="P2">1. Koko järjestelmän kuvaus</text:p>
      <text:p text:style-name="P3"><text:span text:style-name="T1">- </text:span><text:span text:style-name="T2">Alustavasti koko järjestelmän kuvaus on piirretty kaavioiksi. Nämä käsittelevät siis sitä, miten järjestelmän eri osat ovat yhteyksissä toisiinsa. Ne pitää vielä kirjoittaa auki tekstimuotoon ja kaavioita voi hyödyntää myös liitteinä raportissa:</text:span></text:p>
      <text:p text:style-name="P2"><text:span text:style-name="T2"/></text:p>
      <text:p text:style-name="P2"><text:span text:style-name="T2">- </text:span><text:span text:style-name="T3">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p>
      <text:p text:style-name="P2"><text:span text:style-name="T3"/></text:p>
      <text:p text:style-name="P2"><text:span text:style-name="T3">- </text:span><text:span text:style-name="T9">F</text:span><text:span text:style-name="T7">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text:span><text:span text:style-name="T12">Frontend koostuu monesta eri pääkomponenteista, jotka lähestulkoon kaikki voivat olla yhteydessä toisiinsa. Erilaisia komponentteja (tai näkymiä) yhdistellessä saadaan aikaan kokonaisuus, joka toimii yhteen saumattomasti ja yhteneväisesti.</text:span></text:p>
      <text:p text:style-name="P2"><text:span text:style-name="T7"/></text:p>
      <text:p text:style-name="P6"><text:span text:style-name="T7">- </text:span><text:span text:style-name="T9">Backend käsittää kaiken sen, mitä sovellus tekee taustatyönä. Käyttäjien-, turnausten- </text:span><text:span text:style-name="T10">ja karttojen</text:span><text:span text:style-name="T9">hallinta frontendissä saa tarvitsemansa tiedot backendin tietokannoista, rajapintojen kautta. </text:span><text:span text:style-name="T10">Nämä tiedot ovat tallennettuna omiin tietokantoihinsa. </text:span><text:span text:style-name="T11">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text:span text:style-name="T3"/></text:p>
      <text:p text:style-name="P2"><text:span text:style-name="T3">- </text:span><text:span text:style-name="T4">Ohjelmisto on </text:span><text:span text:style-name="T7">kokonaisuutena </text:span><text:span text:style-name="T4">suunniteltu toimimaan pilvipohjaisessa Platform-as-a-Service (PaaS) -palvelussa. Tällä tavalla kehittäjien ei tarvitse itse huolehtia esimerkiksi laitteis</text:span><text:span text:style-name="T8">to</text:span><text:span text:style-name="T4">puolen hankinnoista ja ylläpidosta. Lisäksi pilvipohjaisissa järjestelmissä on pitkälti sisäänrakennettuna tietoturvapuolen ominaisuuksia, kuten myös nopeaa skaalautumista tukevia ratkaisuja. </text:span><text:span text:style-name="T5">Lisäksi ohjelmistovaatimus ohjelmiston </text:span><text:span text:style-name="T6">saatavuudesta saadaan varmemmin täytettyä pilvipohjaisella ratkaisulla. </text:span><text:span text:style-name="T7">Web-pohjainen f</text:span><text:span text:style-name="T5">rontend ja backend tullaan toteuttamaan PaaS-palveluun omina instansseinaan, jotka toimivat yhteistyössä keskenään.</text:span></text:p>
      <text:p text:style-name="P2"><text:span text:style-name="T5"/></text:p>
      <text:p text:style-name="P2"><text:span text:style-name="T5">- </text:span><text:span text:style-name="T13">Liitteinä olevat kaaviot kuvaavat järjestelmän toimintaa ja sitä, miten kokonaisuuden eri komponentit viestivät toistensa kanssa.</text:span></text:p>
      <text:p text:style-name="P2"><text:span text:style-name="T13"/></text:p>
      <text:p text:style-name="P7"><text:span text:style-name="T5">(</text:span><text:span text:style-name="T1">Tähän liitteiksi kaaviot, jotka kuvaavat järjestelmän osia ja niiden toimintaa keskenään)</text:span></text:p>
      <text:p text:style-name="P4"><text:span text:style-name="T1"/></text:p>
      <text:p text:style-name="P2"/>
      <text:p text:style-name="P2">2. Ositus</text:p>
      <text:p text:style-name="P2"/>
      <text:p text:style-name="P2"/>
      <text:p text:style-name="P2">3. Moduulisuunnittelu</text:p>
      <text:p text:style-name="P2"/>
      <text:p text:style-name="P2"/>
      <text:p text:style-name="P2">4. Saavutettauus avattu, miten huomioidaan</text:p>
      <text:p text:style-name="P2"/>
      <text:p text:style-name="P2"><text:soft-page-break/></text:p>
      <text:p text:style-name="P2">5. Rajapinnat</text:p>
      <text:p text:style-name="P2"/>
      <text:p text:style-name="P2"/>
      <text:p text:style-name="P2">6. Riippuvuud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10:27:26.547910701</meta:creation-date>
    <meta:generator>LibreOffice/24.2.6.2$Linux_X86_64 LibreOffice_project/420$Build-2</meta:generator>
    <dc:date>2024-10-31T15:05:12.329154894</dc:date>
    <meta:editing-duration>PT1H9M28S</meta:editing-duration>
    <meta:editing-cycles>16</meta:editing-cycles>
    <meta:document-statistic meta:table-count="0" meta:image-count="0" meta:object-count="0" meta:page-count="2" meta:paragraph-count="14" meta:word-count="314" meta:character-count="2944" meta:non-whitespace-character-count="2644"/>
  </office:meta>
</office:document-meta>
</file>